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4417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8339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138in" fo:padding-left="0.0138in" fo:padding-right="0in" fo:padding-top="0.0138in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1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3" style:family="graphic" style:parent-style-name="Note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117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676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7453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draw:style-name="gr1" svg:width="0.0004in" svg:height="0.0004in" svg:x="0in" svg:y="0in">
            <text:p/>
          </draw:rect>
          <draw:rect draw:z-index="1" draw:name="Comment 1" draw:style-name="gr1" svg:width="0.0004in" svg:height="0.0004in" svg:x="0in" svg:y="0in">
            <text:p/>
          </draw:rect>
          <draw:rect draw:z-index="2" draw:name="Comment 2" draw:style-name="gr1" svg:width="0.0004in" svg:height="0.0004in" svg:x="0in" svg:y="0in">
            <text:p/>
          </draw:rect>
          <draw:rect draw:z-index="3" draw:name="Comment 8" draw:style-name="gr1" svg:width="0.0004in" svg:height="0.0004in" svg:x="0in" svg:y="0in">
            <text:p/>
          </draw:rect>
          <draw:rect draw:z-index="4" draw:name="Comment 9" draw:style-name="gr1" svg:width="0.0004in" svg:height="0.0004in" svg:x="0in" svg:y="0in">
            <text:p/>
          </draw:rect>
          <draw:rect draw:z-index="5" draw:name="Comment 6" draw:style-name="gr1" svg:width="0.0004in" svg:height="0.0004in" svg:x="0in" svg:y="0in">
            <text:p/>
          </draw:rect>
          <draw:rect draw:z-index="6" draw:name="Comment 10" draw:style-name="gr1" svg:width="0.0004in" svg:height="0.0004in" svg:x="0in" svg:y="0in">
            <text:p/>
          </draw:rect>
          <draw:rect draw:z-index="7" draw:name="Comment 11" draw:style-name="gr1" svg:width="0.0004in" svg:height="0.0004in" svg:x="0in" svg:y="0in">
            <text:p/>
          </draw:rect>
          <draw:rect draw:z-index="8" draw:name="Comment 12" draw:style-name="gr1" svg:width="0.0004in" svg:height="0.0004in" svg:x="0in" svg:y="0in">
            <text:p/>
          </draw:rect>
          <draw:rect draw:z-index="9" draw:name="Comment 13" draw:style-name="gr1" svg:width="0.0004in" svg:height="0.0004in" svg:x="0in" svg:y="0in">
            <text:p/>
          </draw:rect>
          <draw:frame draw:z-index="27" draw:style-name="gr2" draw:text-style-name="P1" svg:width="6.2988in" svg:height="3.5429in" svg:x="1.4457in" svg:y="1.85in">
            <draw:object draw:notify-on-update-of-ranges="Tareas.D2:Tareas.D2 Tareas.D5:Tareas.D6 Tareas.E2:Tareas.E2 Tareas.E5:Tareas.E6 Tareas.F2:Tareas.F2 Tareas.F5:Tareas.F6 Tareas.G2:Tareas.G2 Tareas.G5:Tareas.G6 Tareas.H2:Tareas.H2 Tareas.H5:Tareas.H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8" draw:style-name="gr2" draw:text-style-name="P1" svg:width="6.2988in" svg:height="3.5429in" svg:x="1.4563in" svg:y="5.7874in">
            <draw:object draw:notify-on-update-of-ranges="Tareas.I2:Tareas.I2 Tareas.I5:Tareas.I6 Tareas.J2:Tareas.J2 Tareas.J5:Tareas.J6 Tareas.K2:Tareas.K2 Tareas.K5:Tareas.K6 Tareas.L2:Tareas.L2 Tareas.L5:Tareas.L6 Tareas.M2:Tareas.M2 Tareas.M5:Tareas.M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5" table:number-columns-repeated="6" table:default-cell-style-name="ce13"/>
        <table:table-column table:style-name="co6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12" calcext:value-type="float">
            <office:annotation draw:style-name="gr3" draw:text-style-name="P3" svg:width="1.0835in" svg:height="0.7189in" svg:x="3.6402in" svg:y="0.0102in" draw:caption-point-x="-0.4831in" draw:caption-point-y="-0.0063in">
              <dc:date>2021-06-19T00:00:00</dc:date>
              <text:p text:style-name="P2"><text:span text:style-name="T1">Number of available CPUs in the test machine</text:span></text:p>
            </office:annotation>
            <text:p>12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style-name="ce11" office:value-type="string" calcext:value-type="string" table:number-columns-spanned="6" table:number-rows-spanned="1">
            <text:p>concurrency level</text:p>
          </table:table-cell>
          <table:covered-table-cell table:number-columns-repeated="5"/>
          <table:table-cell table:number-columns-repeated="1010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3" draw:text-style-name="P3" svg:width="1.0835in" svg:height="0.7189in" svg:x="3.3067in" svg:y="0.0382in" draw:caption-point-x="-0.1496in" draw:caption-point-y="0.174in">
              <dc:creator>Allan Berrocal</dc:creator>
              <dc:date>2021-06-19T00:00:00</dc:date>
              <text:p text:style-name="P2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4" draw:text-style-name="P3" svg:width="1.1413in" svg:height="0.7083in" svg:x="4.1795in" svg:y="0in" draw:caption-point-x="-0.2398in" draw:caption-point-y="0.2122in">
              <dc:date>2021-06-19T00:00:00</dc:date>
              <text:p text:style-name="P2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4" draw:text-style-name="P3" svg:width="1.1413in" svg:height="0.7083in" svg:x="4.9622in" svg:y="0in" draw:caption-point-x="-0.2398in" draw:caption-point-y="0.2122in">
              <dc:date>2021-06-19T00:00:00</dc:date>
              <text:p text:style-name="P2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5" draw:text-style-name="P3" svg:width="1.1413in" svg:height="1.1965in" svg:x="5.7449in" svg:y="0in" draw:caption-point-x="-0.2398in" draw:caption-point-y="0.2122in">
              <dc:date>2021-06-19T00:00:00</dc:date>
              <text:p text:style-name="P2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6" draw:text-style-name="P3" svg:width="1.1413in" svg:height="1.7551in" svg:x="6.5276in" svg:y="0in" draw:caption-point-x="-0.2398in" draw:caption-point-y="0.2122in">
              <dc:date>2021-06-19T00:00:00</dc:date>
              <text:p text:style-name="P2"><text:span text:style-name="T3">[Optional]</text:span></text:p>
              <text:p text:style-name="P2"><text:span text:style-name="T3">Dynamic mapping of more grained decomposition (leave empty if you skipped this version)</text:span></text:p>
            </office:annotation>
            <text:p>optim01b</text:p>
          </table:table-cell>
          <table:table-cell table:style-name="ce6" office:value-type="string" calcext:value-type="string">
            <office:annotation draw:style-name="gr4" draw:text-style-name="P3" svg:width="1.1413in" svg:height="0.7083in" svg:x="7.3102in" svg:y="0in" draw:caption-point-x="-0.2398in" draw:caption-point-y="0.2122in">
              <dc:date>2021-06-19T00:00:00</dc:date>
              <text:p text:style-name="P2"><text:span text:style-name="T3">Free proposal</text:span></text:p>
            </office:annotation>
            <text:p>optim02</text:p>
          </table:table-cell>
          <table:table-cell table:style-name="ce6" table:formula="of:=1" office:value-type="float" office:value="1" calcext:value-type="float">
            <office:annotation draw:style-name="gr3" draw:text-style-name="P3" svg:width="1.0835in" svg:height="0.7189in" svg:x="7.8992in" svg:y="0.0382in" draw:caption-point-x="-0.1496in" draw:caption-point-y="0.174in">
              <dc:creator>Allan Berrocal</dc:creator>
              <dc:date>2021-06-19T00:00:00</dc:date>
              <text:p text:style-name="P2"><text:span text:style-name="T2">Un solo hilo</text:span></text:p>
            </office:annotation>
            <text:p>1</text:p>
          </table:table-cell>
          <table:table-cell table:style-name="ce6" office:value-type="string" calcext:value-type="string">
            <office:annotation draw:style-name="gr3" draw:text-style-name="P3" svg:width="1.0835in" svg:height="0.7189in" svg:x="8.5783in" svg:y="0.0382in" draw:caption-point-x="-0.1496in" draw:caption-point-y="0.174in">
              <dc:creator>Allan Berrocal</dc:creator>
              <dc:date>2021-06-19T00:00:00</dc:date>
              <text:p text:style-name="P2"><text:span text:style-name="T1">Tantos hilos como la mitad de CPUs hay en la computadora que ejecuta el programa</text:span></text:p>
              <text:p text:style-name="P2"><text:span text:style-name="T3"/></text:p>
            </office:annotation>
            <text:p>.5C</text:p>
          </table:table-cell>
          <table:table-cell table:style-name="ce6" office:value-type="string" calcext:value-type="string">
            <office:annotation draw:style-name="gr3" draw:text-style-name="P3" svg:width="1.0835in" svg:height="0.7189in" svg:x="9.2575in" svg:y="0.0382in" draw:caption-point-x="-0.1496in" draw:caption-point-y="0.174in">
              <dc:creator>Allan Berrocal</dc:creator>
              <dc:date>2021-06-19T00:00:00</dc:date>
              <text:p text:style-name="P2"><text:span text:style-name="T1">Tantos hilos como CPUs hay en la computadora que ejecuta el programa </text:span></text:p>
              <text:p text:style-name="P2"><text:span text:style-name="T3"/></text:p>
            </office:annotation>
            <text:p>1C</text:p>
          </table:table-cell>
          <table:table-cell table:style-name="ce6" office:value-type="string" calcext:value-type="string">
            <office:annotation draw:style-name="gr3" draw:text-style-name="P3" svg:width="1.0835in" svg:height="0.7189in" svg:x="9.9362in" svg:y="0.0382in" draw:caption-point-x="-0.1492in" draw:caption-point-y="0.174in">
              <dc:creator>Allan Berrocal</dc:creator>
              <dc:date>2021-06-19T00:00:00</dc:date>
              <text:p text:style-name="P2"><text:span text:style-name="T1">Dos hilos por cada CPU que hay en la computadora que ejecuta el programa </text:span></text:p>
              <text:p text:style-name="P2"><text:span text:style-name="T3"/></text:p>
            </office:annotation>
            <text:p>2C</text:p>
          </table:table-cell>
          <table:table-cell table:style-name="ce6" office:value-type="string" calcext:value-type="string">
            <office:annotation draw:style-name="gr3" draw:text-style-name="P3" svg:width="1.0835in" svg:height="0.7189in" svg:x="12.4075in" svg:y="0.0382in" draw:caption-point-x="-1.9413in" draw:caption-point-y="0.174in">
              <dc:creator>Allan Berrocal</dc:creator>
              <dc:date>2021-06-19T00:00:00</dc:date>
              <text:p text:style-name="P2"><text:span text:style-name="T1">Cuatro hilos por cada CPU que hay en la computadora que ejecuta el programa</text:span></text:p>
              <text:p text:style-name="P2"><text:span text:style-name="T3"/></text:p>
            </office:annotation>
            <text:p>4C</text:p>
          </table:table-cell>
          <table:table-cell table:style-name="ce6" office:value-type="string" calcext:value-type="string">
            <office:annotation draw:style-name="gr3" draw:text-style-name="P3" svg:width="1.0835in" svg:height="0.7189in" svg:x="11.2953in" svg:y="0.0382in" draw:caption-point-x="-0.15in" draw:caption-point-y="0.174in">
              <dc:creator>Allan Berrocal</dc:creator>
              <dc:date>2021-06-19T00:00:00</dc:date>
              <text:p text:style-name="P2"><text:span text:style-name="T1">Tantos hilos como números recibe el programa en la entrada estándar</text:span></text:p>
              <text:p text:style-name="P2"><text:span text:style-name="T3"/></text:p>
            </office:annotation>
            <text:p>D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12" calcext:value-type="float">
            <text:p>12</text:p>
          </table:table-cell>
          <table:table-cell table:style-name="ce6" table:formula="of:=[.$C$1]" office:value-type="float" office:value="12" calcext:value-type="float">
            <text:p>12</text:p>
          </table:table-cell>
          <table:table-cell table:style-name="ce6" table:formula="of:=[.$C$1]" office:value-type="float" office:value="12" calcext:value-type="float">
            <text:p>12</text:p>
          </table:table-cell>
          <table:table-cell table:style-name="ce6" table:formula="of:=[.$C$1]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0.5*[.$C$1]" office:value-type="float" office:value="6" calcext:value-type="float">
            <text:p>6</text:p>
          </table:table-cell>
          <table:table-cell table:style-name="ce6" table:formula="of:=1*[.$C$1]" office:value-type="float" office:value="12" calcext:value-type="float">
            <text:p>12</text:p>
          </table:table-cell>
          <table:table-cell table:style-name="ce6" table:formula="of:=2*[.$C$1]" office:value-type="float" office:value="24" calcext:value-type="float">
            <text:p>24</text:p>
          </table:table-cell>
          <table:table-cell table:style-name="ce6" table:formula="of:=4*[.$C$1]" office:value-type="float" office:value="48" calcext:value-type="float">
            <text:p>48</text:p>
          </table:table-cell>
          <table:table-cell table:style-name="ce6" table:formula="of:=[.A6]" office:value-type="string" office:string-value="XX" calcext:value-type="string">
            <text:p>XX</text:p>
          </table:table-cell>
          <table:table-cell table:number-columns-repeated="1010"/>
        </table:table-row>
        <table:table-row table:style-name="ro2">
          <table:table-cell table:style-name="ce15" office:value-type="string" calcext:value-type="string">
            <office:annotation draw:style-name="gr7" draw:text-style-name="P3" svg:width="1.1413in" svg:height="0.824in" svg:x="1.6776in" svg:y="0.0343in" draw:caption-point-x="-0.2398in" draw:caption-point-y="0.5949in">
              <dc:date>2021-06-19T00:00:00</dc:date>
              <text:p text:style-name="P2"><text:span text:style-name="T3">Type the test case used to measure the performance</text:span></text:p>
            </office:annotation>
            <text:p>input000</text:p>
          </table:table-cell>
          <table:table-cell table:style-name="ce7" office:value-type="string" calcext:value-type="string">
            <text:p>Duration</text:p>
          </table:table-cell>
          <table:table-cell table:style-name="ce21" office:value-type="float" office:value="84.042119642" calcext:value-type="float">
            <text:p>84.042119642</text:p>
          </table:table-cell>
          <table:table-cell table:style-name="ce21" office:value-type="float" office:value="65.305334635" calcext:value-type="float">
            <text:p>65.305334635</text:p>
          </table:table-cell>
          <table:table-cell table:style-name="ce21" office:value-type="float" office:value="10.268455396" calcext:value-type="float">
            <text:p>10.268455396</text:p>
          </table:table-cell>
          <table:table-cell table:style-name="ce21" office:value-type="float" office:value="43.035291798" calcext:value-type="float">
            <text:p>43.035291798</text:p>
          </table:table-cell>
          <table:table-cell table:style-name="ce8"/>
          <table:table-cell table:style-name="ce21" office:value-type="float" office:value="65.044716249" calcext:value-type="float">
            <text:p>65.044716249</text:p>
          </table:table-cell>
          <table:table-cell table:style-name="ce21" office:value-type="float" office:value="65.151658841" calcext:value-type="float">
            <text:p>65.151658841</text:p>
          </table:table-cell>
          <table:table-cell table:style-name="ce21" office:value-type="float" office:value="11.012476366" calcext:value-type="float">
            <text:p>11.012476366</text:p>
          </table:table-cell>
          <table:table-cell table:style-name="ce21" office:value-type="float" office:value="10.163593398" calcext:value-type="float">
            <text:p>10.163593398</text:p>
          </table:table-cell>
          <table:table-cell table:style-name="ce21" office:value-type="float" office:value="11.951196225" calcext:value-type="float">
            <text:p>11.951196225</text:p>
          </table:table-cell>
          <table:table-cell table:style-name="ce21" office:value-type="float" office:value="9.209095679" calcext:value-type="float">
            <text:p>9.209095679</text:p>
          </table:table-cell>
          <table:table-cell table:style-name="ce8"/>
          <table:table-cell table:number-columns-repeated="1010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 table:formula="of:=[.C4]/[.C4]" office:value-type="float" office:value="1" calcext:value-type="float">
            <office:annotation draw:style-name="gr3" draw:text-style-name="P3" svg:width="1.0835in" svg:height="0.7189in" svg:x="3.6402in" svg:y="0.7165in" draw:caption-point-x="-0.4831in" draw:caption-point-y="0.2854in">
              <dc:date>2021-06-19T00:00:00</dc:date>
              <text:p text:style-name="P2"><text:span text:style-name="T1">Type formula here to calculate the speedup relative to the serial version</text:span></text:p>
            </office:annotation>
            <text:p>1.00</text:p>
          </table:table-cell>
          <table:table-cell table:style-name="ce10" table:formula="of:=[.C4]/[.D4]" office:value-type="float" office:value="1.28691048153604" calcext:value-type="float">
            <text:p>1.29</text:p>
          </table:table-cell>
          <table:table-cell table:style-name="ce10" table:formula="of:=[.C4]/[.E4]" office:value-type="float" office:value="8.18449478533431" calcext:value-type="float">
            <text:p>8.18</text:p>
          </table:table-cell>
          <table:table-cell table:style-name="ce10" table:formula="of:=[.D4]/[.F4]" office:value-type="float" office:value="1.51748325401235" calcext:value-type="float">
            <text:p>1.52</text:p>
          </table:table-cell>
          <table:table-cell table:style-name="ce10"/>
          <table:table-cell table:style-name="ce10" table:formula="of:=[.C4]/[.H4]" office:value-type="float" office:value="1.29206681939045" calcext:value-type="float">
            <text:p>1.29</text:p>
          </table:table-cell>
          <table:table-cell table:style-name="ce10" table:formula="of:=[.G4]/[.I4]" office:value-type="float" office:value="0" calcext:value-type="float">
            <text:p>0.00</text:p>
          </table:table-cell>
          <table:table-cell table:style-name="ce10" table:formula="of:=[.H4]/[.J4]" office:value-type="float" office:value="5.90645683016579" calcext:value-type="float">
            <text:p>5.91</text:p>
          </table:table-cell>
          <table:table-cell table:style-name="ce10" table:formula="of:=[.I4]/[.K4]" office:value-type="float" office:value="6.41029764667884" calcext:value-type="float">
            <text:p>6.41</text:p>
          </table:table-cell>
          <table:table-cell table:style-name="ce10" table:formula="of:=[.J4]/[.L4]" office:value-type="float" office:value="0.921453899565606" calcext:value-type="float">
            <text:p>0.92</text:p>
          </table:table-cell>
          <table:table-cell table:style-name="ce10" table:formula="of:=[.K4]/[.M4]" office:value-type="float" office:value="1.10364728006644" calcext:value-type="float">
            <text:p>1.10</text:p>
          </table:table-cell>
          <table:table-cell table:style-name="ce10"/>
          <table:table-cell table:number-columns-repeated="1010"/>
        </table:table-row>
        <table:table-row table:style-name="ro1">
          <table:table-cell table:style-name="ce15" office:value-type="string" calcext:value-type="string">
            <office:annotation draw:style-name="gr5" draw:text-style-name="P3" svg:width="1.1413in" svg:height="1.1965in" svg:x="1.6776in" svg:y="0.6154in" draw:caption-point-x="-0.2398in" draw:caption-point-y="0.5949in">
              <dc:date>2021-06-19T00:00:00</dc:date>
              <text:p text:style-name="P2"><text:span text:style-name="T3">Type here the input size of the test case used to measure performance.</text:span></text:p>
            </office:annotation>
            <text:p>XX</text:p>
          </table:table-cell>
          <table:table-cell table:style-name="ce9" office:value-type="string" calcext:value-type="string">
            <text:p>Efficiency</text:p>
          </table:table-cell>
          <table:table-cell table:style-name="ce10" table:formula="of:=[.C5]/[.C3]" office:value-type="float" office:value="1" calcext:value-type="float">
            <office:annotation draw:style-name="gr3" draw:text-style-name="P3" svg:width="1.0835in" svg:height="0.7189in" svg:x="3.6402in" svg:y="0.9248in" draw:caption-point-x="-0.4831in" draw:caption-point-y="0.2854in">
              <dc:date>2021-06-19T00:00:00</dc:date>
              <text:p text:style-name="P2"><text:span text:style-name="T1">Type formula here to calculate the efficiency relative to the serial version</text:span></text:p>
            </office:annotation>
            <text:p>1.00</text:p>
          </table:table-cell>
          <table:table-cell table:style-name="ce10" table:formula="of:=[.D5]/[.D3]" office:value-type="float" office:value="1.28691048153604" calcext:value-type="float">
            <text:p>1.29</text:p>
          </table:table-cell>
          <table:table-cell table:style-name="ce10" table:formula="of:=[.E5]/[.E3]" office:value-type="float" office:value="0.682041232111193" calcext:value-type="float">
            <text:p>0.68</text:p>
          </table:table-cell>
          <table:table-cell table:style-name="ce10" table:formula="of:=[.F5]/[.F3]" office:value-type="float" office:value="0.126456937834362" calcext:value-type="float">
            <text:p>0.13</text:p>
          </table:table-cell>
          <table:table-cell table:style-name="ce10"/>
          <table:table-cell table:style-name="ce10" table:formula="of:=[.H5]/[.H3]" office:value-type="float" office:value="0.107672234949204" calcext:value-type="float">
            <text:p>0.11</text:p>
          </table:table-cell>
          <table:table-cell table:style-name="ce10" table:formula="of:=[.I5]/[.I3]" office:value-type="float" office:value="0" calcext:value-type="float">
            <text:p>0.00</text:p>
          </table:table-cell>
          <table:table-cell table:style-name="ce10" table:formula="of:=[.J5]/[.J3]" office:value-type="float" office:value="0.984409471694298" calcext:value-type="float">
            <text:p>0.98</text:p>
          </table:table-cell>
          <table:table-cell table:style-name="ce10" table:formula="of:=[.K5]/[.K3]" office:value-type="float" office:value="0.53419147055657" calcext:value-type="float">
            <text:p>0.53</text:p>
          </table:table-cell>
          <table:table-cell table:style-name="ce10" table:formula="of:=[.L5]/[.L3]" office:value-type="float" office:value="0.0383939124819003" calcext:value-type="float">
            <text:p>0.04</text:p>
          </table:table-cell>
          <table:table-cell table:style-name="ce10" table:formula="of:=[.M5]/[.M3]" office:value-type="float" office:value="0.0229926516680509" calcext:value-type="float">
            <text:p>0.02</text:p>
          </table:table-cell>
          <table:table-cell table:style-name="ce10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15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15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15P0"/>
    </number:currency-style>
    <number:currency-style style:name="N10114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22:06:48.6206317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19-06-11T10:24:21Z</meta:creation-date>
    <dc:date>2023-10-17T23:37:40.085925378</dc:date>
    <meta:editing-cycles>23</meta:editing-cycles>
    <meta:editing-duration>PT4H30M6S</meta:editing-duration>
    <meta:document-statistic meta:table-count="1" meta:cell-count="67" meta:object-count="1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43cm" svg:y="3.205cm" style:legend-expansion="high" chart:style-name="ch2"/>
        <chart:plot-area chart:style-name="ch3" table:cell-range-address="Tareas.D2:Tareas.H2 Tareas.D5:Tareas.H6" chart:data-source-has-labels="row" svg:x="0.32cm" svg:y="0.18cm" svg:width="13.203cm" svg:height="8.64cm">
          <chart:coordinate-region svg:x="1.232cm" svg:y="0.379cm" svg:width="12.29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reas.D5:Tareas.D6" chart:label-cell-address="Tareas.D2:Tareas.D2" chart:class="chart:bar">
            <chart:data-point chart:repeated="2"/>
          </chart:series>
          <chart:series chart:style-name="ch8" chart:values-cell-range-address="Tareas.E5:Tareas.E6" chart:label-cell-address="Tareas.E2:Tareas.E2" chart:class="chart:bar">
            <chart:data-point chart:repeated="2"/>
          </chart:series>
          <chart:series chart:style-name="ch9" chart:values-cell-range-address="Tareas.F5:Tareas.F6" chart:label-cell-address="Tareas.F2:Tareas.F2" chart:class="chart:bar">
            <chart:data-point chart:repeated="2"/>
          </chart:series>
          <chart:series chart:style-name="ch10" chart:values-cell-range-address="Tareas.G5:Tareas.G6" chart:label-cell-address="Tareas.G2:Tareas.G2" chart:class="chart:bar">
            <chart:data-point chart:repeated="2"/>
          </chart:series>
          <chart:series chart:style-name="ch11" chart:values-cell-range-address="Tareas.H5:Tareas.H6" chart:label-cell-address="Tareas.H2:Tareas.H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2:Tareas.D2</svg:desc>
                </draw:g>
              </table:table-cell>
              <table:table-cell office:value-type="string">
                <text:p>tarea02</text:p>
                <draw:g>
                  <svg:desc>Tareas.E2:Tareas.E2</svg:desc>
                </draw:g>
              </table:table-cell>
              <table:table-cell office:value-type="string">
                <text:p>optim01</text:p>
                <draw:g>
                  <svg:desc>Tareas.F2:Tareas.F2</svg:desc>
                </draw:g>
              </table:table-cell>
              <table:table-cell office:value-type="string">
                <text:p>optim01b</text:p>
                <draw:g>
                  <svg:desc>Tareas.G2:Tareas.G2</svg:desc>
                </draw:g>
              </table:table-cell>
              <table:table-cell office:value-type="string">
                <text:p>optim02</text:p>
                <draw:g>
                  <svg:desc>Tareas.H2:Tarea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8691048153604">
                <text:p>1.28691048153604</text:p>
                <draw:g>
                  <svg:desc>Tareas.D5:Tareas.D6</svg:desc>
                </draw:g>
              </table:table-cell>
              <table:table-cell office:value-type="float" office:value="8.18449478533431">
                <text:p>8.18449478533431</text:p>
                <draw:g>
                  <svg:desc>Tareas.E5:Tareas.E6</svg:desc>
                </draw:g>
              </table:table-cell>
              <table:table-cell office:value-type="float" office:value="1.51748325401235">
                <text:p>1.51748325401235</text:p>
                <draw:g>
                  <svg:desc>Tareas.F5:Tareas.F6</svg:desc>
                </draw:g>
              </table:table-cell>
              <table:table-cell office:value-type="float" office:value="NaN">
                <text:p>NaN</text:p>
                <draw:g>
                  <svg:desc>Tareas.G5:Tareas.G6</svg:desc>
                </draw:g>
              </table:table-cell>
              <table:table-cell office:value-type="float" office:value="1.29206681939045">
                <text:p>1.29206681939045</text:p>
                <draw:g>
                  <svg:desc>Tareas.H5:Tareas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8691048153604">
                <text:p>1.28691048153604</text:p>
              </table:table-cell>
              <table:table-cell office:value-type="float" office:value="0.682041232111193">
                <text:p>0.682041232111193</text:p>
              </table:table-cell>
              <table:table-cell office:value-type="float" office:value="0.126456937834362">
                <text:p>0.126456937834362</text:p>
              </table:table-cell>
              <table:table-cell office:value-type="float" office:value="NaN">
                <text:p>NaN</text:p>
              </table:table-cell>
              <table:table-cell office:value-type="float" office:value="0.107672234949204">
                <text:p>0.1076722349492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84cm" svg:y="3.205cm" style:legend-expansion="high" chart:style-name="ch2"/>
        <chart:plot-area chart:style-name="ch3" table:cell-range-address="Tareas.I2:Tareas.M2 Tareas.I5:Tareas.M6" svg:x="0.32cm" svg:y="0.18cm" svg:width="13.044cm" svg:height="8.64cm">
          <chart:coordinate-region svg:x="1.232cm" svg:y="0.38cm" svg:width="12.132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reas.I2:Tareas.I2 Tareas.I5:Tareas.I6" chart:class="chart:bar">
            <chart:data-point chart:repeated="3"/>
          </chart:series>
          <chart:series chart:style-name="ch8" chart:values-cell-range-address="Tareas.J2:Tareas.J2 Tareas.J5:Tareas.J6" chart:class="chart:bar">
            <chart:data-point chart:repeated="3"/>
          </chart:series>
          <chart:series chart:style-name="ch9" chart:values-cell-range-address="Tareas.K2:Tareas.K2 Tareas.K5:Tareas.K6" chart:class="chart:bar">
            <chart:data-point chart:repeated="3"/>
          </chart:series>
          <chart:series chart:style-name="ch10" chart:values-cell-range-address="Tareas.L2:Tareas.L2 Tareas.L5:Tareas.L6" chart:class="chart:bar">
            <chart:data-point chart:repeated="3"/>
          </chart:series>
          <chart:series chart:style-name="ch11" chart:values-cell-range-address="Tareas.M2:Tareas.M2 Tareas.M5:Tareas.M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 Column I</text:p>
              </table:table-cell>
              <table:table-cell office:value-type="string">
                <text:p>Column J Column J</text:p>
              </table:table-cell>
              <table:table-cell office:value-type="string">
                <text:p>Column K Column K</text:p>
              </table:table-cell>
              <table:table-cell office:value-type="string">
                <text:p>Column L Column L</text:p>
              </table:table-cell>
              <table:table-cell office:value-type="string">
                <text:p>Column M 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reas.I2:Tareas.I2 Tareas.I5:Tareas.I6</svg:desc>
                </draw:g>
              </table:table-cell>
              <table:table-cell office:value-type="float" office:value="NaN">
                <text:p>NaN</text:p>
                <draw:g>
                  <svg:desc>Tareas.J2:Tareas.J2 Tareas.J5:Tareas.J6</svg:desc>
                </draw:g>
              </table:table-cell>
              <table:table-cell office:value-type="float" office:value="NaN">
                <text:p>NaN</text:p>
                <draw:g>
                  <svg:desc>Tareas.K2:Tareas.K2 Tareas.K5:Tareas.K6</svg:desc>
                </draw:g>
              </table:table-cell>
              <table:table-cell office:value-type="float" office:value="NaN">
                <text:p>NaN</text:p>
                <draw:g>
                  <svg:desc>Tareas.L2:Tareas.L2 Tareas.L5:Tareas.L6</svg:desc>
                </draw:g>
              </table:table-cell>
              <table:table-cell office:value-type="float" office:value="NaN">
                <text:p>NaN</text:p>
                <draw:g>
                  <svg:desc>Tareas.M2:Tareas.M2 Tareas.M5:Tareas.M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90645683016579">
                <text:p>5.90645683016579</text:p>
              </table:table-cell>
              <table:table-cell office:value-type="float" office:value="6.41029764667884">
                <text:p>6.41029764667884</text:p>
              </table:table-cell>
              <table:table-cell office:value-type="float" office:value="0.921453899565606">
                <text:p>0.921453899565606</text:p>
              </table:table-cell>
              <table:table-cell office:value-type="float" office:value="1.10364728006644">
                <text:p>1.10364728006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984409471694298">
                <text:p>0.984409471694298</text:p>
              </table:table-cell>
              <table:table-cell office:value-type="float" office:value="0.53419147055657">
                <text:p>0.53419147055657</text:p>
              </table:table-cell>
              <table:table-cell office:value-type="float" office:value="0.0383939124819003">
                <text:p>0.0383939124819003</text:p>
              </table:table-cell>
              <table:table-cell office:value-type="float" office:value="0.0229926516680509">
                <text:p>0.02299265166805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